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Roboto" fo:color="#222223" fo:background-color="#FFFFFF"/>
    </style:style>
    <style:style style:name="P2" style:parent-style-name="Standard" style:family="paragraph">
      <style:text-properties style:font-name="Roboto" fo:color="#222223" fo:background-color="#FFFFFF"/>
    </style:style>
    <style:style style:name="T3" style:parent-style-name="Absatz-Standardschriftart" style:family="text">
      <style:text-properties style:font-name="Roboto" fo:color="#222223" fo:background-color="#FFFFFF"/>
    </style:style>
  </office:automatic-styles>
  <office:body>
    <office:text text:use-soft-page-breaks="true">
      <text:p text:style-name="P1">Unterschied zwischen javascript und php<text:s/></text:p>
      <text:p text:style-name="P2"/>
      <text:p text:style-name="Standard"><text:span text:style-name="T3">Javascript wird halt lokal auf deinem Rechner ausgeführt und PHP wird nur auf dem Server ausgeführ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nn Protze</meta:initial-creator>
    <dc:creator>Finn Protze</dc:creator>
    <meta:creation-date>2018-03-07T09:19:00Z</meta:creation-date>
    <dc:date>2018-03-07T09:20:00Z</dc:date>
    <meta:template xlink:href="Normal.dotm" xlink:type="simple"/>
    <meta:editing-cycles>1</meta:editing-cycles>
    <meta:editing-duration>PT0S</meta:editing-duration>
    <meta:document-statistic meta:page-count="1" meta:paragraph-count="1" meta:word-count="19" meta:character-count="141" meta:row-count="1" meta:non-whitespace-character-count="123"/>
  </office:meta>
</office:document-meta>
</file>